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.0071in" fo:margin-right="0in" fo:line-height="150%" fo:text-align="justify" style:justify-single-word="false" fo:text-indent="0.4929in" style:auto-text-indent="false" fo:background-color="#ffffff" fo:padding="0in" fo:border="none">
        <style:background-image/>
      </style:paragraph-properties>
    </style:style>
    <style:style style:name="P2" style:family="paragraph" style:parent-style-name="Standard" style:master-page-name="Standard">
      <style:paragraph-properties fo:margin-left="0.0071in" fo:margin-right="0in" fo:line-height="150%" fo:text-align="justify" style:justify-single-word="false" fo:text-indent="0.4929in" style:auto-text-indent="false" style:page-number="auto" fo:background-color="#ffffff" fo:padding="0in" fo:border="none">
        <style:background-image/>
      </style:paragraph-properties>
    </style:style>
    <style:style style:name="P3" style:family="paragraph" style:parent-style-name="Standard">
      <style:paragraph-properties fo:margin-left="0in" fo:margin-right="0in" fo:margin-top="0in" fo:margin-bottom="0.0693in" fo:line-height="150%" fo:text-align="justify" style:justify-single-word="false" fo:text-indent="0.4917in" style:auto-text-indent="false"/>
    </style:style>
    <style:style style:name="P4" style:family="paragraph" style:parent-style-name="Standard">
      <style:paragraph-properties fo:margin-left="0in" fo:margin-right="0in" fo:margin-top="0in" fo:margin-bottom="0.0693in" fo:line-height="150%" fo:text-align="justify" style:justify-single-word="false" fo:text-indent="0.5in" style:auto-text-indent="false"/>
    </style:style>
    <style:style style:name="T1" style:family="text"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Bookmark"/><text:span text:style-name="T1">Розуміння фізичних процесів є невід’ємною частиною будь-яких досліджень і експериментів. Поведінка та властивості досліджуваного об’єкту, їхня взаємодія з іншими об’єктами, стан об’єкту — все це можна обчислити-визначити знаючи фізичні процеси, які відбуваються. Можна сказати, що фізичні процеси є головним аспектом розвитку науки та техніки, оскільки майже всі нові відкриття мають фізичне підґрунтя і можуть бути теоретично описані з використанням фізичних моделей і математичних формул. Але у свою чергу, фізичні процеси — це лише вплив на об’єкт. Щоб він ніс у собі користь, потрібно результат цього впливу фіксувати, вимірювати, обчислювати, що є задачею для вимірювальних пристроїв.</text:span></text:p>
      <text:p text:style-name="P1"><text:span text:style-name="T1">В оптиці є багато фізичних процесів, які дозволяють впливати на об’єкт для отримання його властивостей. Простим прикладом є заломлення та відбивання світла матеріалом. Знаючи залежність показника заломлення світла від довжини хвилі, можна визначити матеріал, через який світло пройшло або було відбито.</text:span></text:p>
      <text:p text:style-name="P1"><text:span text:style-name="T1">В рамках аспірантури і наукового навчання, досліджень, я б хотів завершити розробку оптимізованого пристрою — оптичного спектрометра з використанням власного протоколу передачі даних, програмної та апаратної архітектури з вбудованими алгоритмами обчислення вимірювальних сигналів. За допомогою математичних алгоритмів, які описують фізичні процеси оптичних взаємодій світла і поверхні напівпровідникових матеріалів буде змога визначати властивості та параметри досліджуваного матеріалу неруйнівним методом.</text:span></text:p>
      <text:p text:style-name="P3"><text:span text:style-name="T1">Дослідження фізичних властивостей матеріалів в наш час є дуже важливою задачею, оскільки за допомогою отриманих значень можна сказати про досліджуваний матеріал майже все: що він в собі містить, як може взаємодіяти з іншими матеріалами та багато іншого. Тому розробка </text:span><text:soft-page-break/><text:span text:style-name="T1">пристрою для неруйнівного дослідження оптичних властивостей поверхні напівпровідникових структур - оптичного спектрометра є актуальною і важливою задачею, як з наукової, так і з практичної точки зору.</text:span></text:p>
      <text:p text:style-name="P4"><text:span text:style-name="T1">Основним предметом дослідження будуть напівпровідники та діелектрики по тій причині, що це є основні матеріали для виробництва електроніки. Вони є частиною будь якого пристрою, що зумовлює їхню практичну і наукову цінність. Дослідження буде проводитися неруйнівним методом.</text:span></text:p>
      <text:p text:style-name="P3"><text:span text:style-name="T1">Дослідження поверхні напівпровідників відбуватиметься за методикою Брюстера з використанням підходу Зельмеєра для визначення дисперсійних кривих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uk" fo:country="UA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uk" fo:country="UA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in" fo:margin-bottom="0in" fo:line-height="100%" fo:orphans="2" fo:widows="2" style:writing-mode="lr-tb"/>
      <style:text-properties style:use-window-font-color="true" style:font-name="Times New Roman" fo:font-size="10pt" style:font-name-asian="Times New Roman1" style:font-size-asian="10pt" style:language-asian="uk" style:country-asian="UA" style:font-name-complex="Times New Roman1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  <style:text-properties fo:font-size="12pt" fo:language="en" fo:country="US" style:font-size-asian="12pt" style:language-asian="en" style:country-asian="US" style:font-size-complex="12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erhii Shahan</meta:initial-creator>
    <dc:creator>Mykola Semenenko</dc:creator>
    <meta:editing-cycles>3</meta:editing-cycles>
    <meta:creation-date>2023-09-05T05:22:00</meta:creation-date>
    <dc:date>2023-09-05T08:24:36.88</dc:date>
    <meta:editing-duration>PT1S</meta:editing-duration>
    <meta:generator>OpenOffice/4.1.7$Win32 OpenOffice.org_project/417m1$Build-9800</meta:generator>
    <meta:document-statistic meta:table-count="0" meta:image-count="0" meta:object-count="0" meta:page-count="2" meta:paragraph-count="6" meta:word-count="310" meta:character-count="238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